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-ranges="Feuille1.A1:Feuille1.J28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ooc:=[.A2]+1" office:value-type="float" office:value="1">
            <text:p>1</text:p>
          </table:table-cell>
          <table:table-cell/>
          <table:table-cell>
            <draw:frame table:end-cell-address="Feuille1.J24" table:end-x="1.952cm" table:end-y="0.347cm" draw:z-index="0" svg:width="16.503cm" svg:height="9.458cm" svg:x="1.255cm" svg:y="0.372cm">
              <draw:object draw:notify-on-update-of-ranges="Feuille1.A1:Feuille1.B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ooc:=[.A3]+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ooc:=[.A4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ooc:=[.A5]+1"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ooc:=[.A6]+1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7]+1"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ooc:=[.A8]+1"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9]+1"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ooc:=[.A10]+1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ooc:=[.A11]+1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formula="oooc:=[.A12]+1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ooc:=[.A14]+1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formula="oooc:=[.A15]+1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ooc:=[.A16]+1" office:value-type="float" office:value="15">
            <text:p>1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7]+1" office:value-type="float" office:value="16">
            <text:p>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8]+1" office:value-type="float" office:value="17">
            <text:p>1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ooc:=[.A19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ooc:=[.A20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ooc:=[.A21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ooc:=[.A22]+1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formula="oooc:=[.A23]+1" office:value-type="float" office:value="22">
            <text:p>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24]+1" office:value-type="float" office:value="23">
            <text:p>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25]+1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ooc:=[.A26]+1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table:formula="oooc:=SUM([.B2:.B27])" office:value-type="float" office:value="100">
            <text:p>100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3">13/01/2006</text:date>, <text:time>09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13T09:13:29</meta:creation-date>
    <dc:date>2006-01-13T09:54:39</dc:date>
    <meta:print-date>2006-01-13T09:51:28</meta:print-date>
    <dc:language>fr-FR</dc:language>
    <meta:editing-cycles>2</meta:editing-cycles>
    <meta:editing-duration>PT10M8S</meta:editing-duration>
    <meta:user-defined meta:name="Info 1"/>
    <meta:user-defined meta:name="Info 2"/>
    <meta:user-defined meta:name="Info 3"/>
    <meta:user-defined meta:name="Info 4"/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6000003814697pt" style:font-family-asian="'Lucida Sans Unicode'" style:font-pitch-asian="variable" style:font-size-asian="17.6000003814697pt" style:font-family-complex="Tahoma" style:font-pitch-complex="variable" style:font-size-complex="17.6000003814697pt"/>
    </style:style>
    <style:style style:name="ch3" style:family="chart">
      <style:graphic-properties draw:fill="none"/>
      <style:text-properties fo:font-family="Arial" style:font-family-generic="swiss" style:font-pitch="variable" fo:font-size="8pt" style:font-family-asian="'Lucida Sans Unicode'" style:font-pitch-asian="variable" style:font-size-asian="8pt" style:font-family-complex="Tahoma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pitch-asian="variable" style:font-size-asian="9.39999961853027pt" style:font-family-complex="Tahoma" style:font-pitch-complex="variable" style:font-size-complex="9.3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pt" style:font-family-asian="'Lucida Sans Unicode'" style:font-pitch-asian="variable" style:font-size-asian="12pt" style:font-family-complex="Tahoma" style:font-pitch-complex="variable" style:font-size-complex="12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pitch-asian="variable" style:font-size-asian="9.39999961853027pt" style:font-family-complex="Tahoma" style:font-pitch-complex="variable" style:font-size-complex="9.39999961853027pt"/>
    </style:style>
    <style:style style:name="ch8" style:family="chart">
      <style:graphic-properties draw:fill-color="#9999ff"/>
      <style:text-properties fo:font-family="Arial" style:font-family-generic="swiss" style:font-pitch="variable" fo:font-size="8pt" style:font-family-asian="'Lucida Sans Unicode'" style:font-pitch-asian="variable" style:font-size-asian="8pt" style:font-family-complex="Tahoma" style:font-pitch-complex="variable" style:font-size-complex="8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6.504cm" svg:height="9.459cm" chart:class="chart:bar" chart:style-name="ch1">
        <chart:title svg:x="3.979cm" svg:y="0.188cm" chart:style-name="ch2">
          <text:p>Fréquences de désintégrations</text:p>
        </chart:title>
        <chart:legend chart:legend-position="end" svg:x="15.439cm" svg:y="4.474cm" chart:style-name="ch3"/>
        <chart:plot-area chart:style-name="ch4" table:cell-range-address="Feuille1.$A$1:.$B$27" chart:data-source-has-labels="both" chart:table-number-list="0" svg:x="0.33cm" svg:y="1.258cm" svg:width="14.45cm" svg:height="8.013cm">
          <chart:axis chart:dimension="x" chart:name="primary-x" chart:style-name="ch5">
            <chart:title svg:x="8.069cm" svg:y="8.785cm" chart:style-name="ch6">
              <text:p>n</text:p>
            </chart:title>
            <chart:categories table:cell-range-address="local-table.A2:.A27"/>
          </chart:axis>
          <chart:axis chart:dimension="y" chart:name="primary-y" chart:style-name="ch7">
            <chart:title svg:x="0.33cm" svg:y="4.672cm" chart:style-name="ch6">
              <text:p>f</text:p>
            </chart:title>
            <chart:grid chart:class="major"/>
          </chart:axis>
          <chart:series chart:style-name="ch8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